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13.0pt"/>
    </style:style>
    <style:style style:name="P2" style:family="paragraph" style:parent-style-name="Standard">
      <style:text-properties style:font-name="Times" fo:font-size="13.0pt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/>
    </style:style>
    <style:style style:name="P4" style:family="paragraph" style:parent-style-name="Standard">
      <style:text-properties style:font-name="Times" fo:font-size="12.0pt"/>
    </style:style>
    <style:style style:name="P5" style:family="paragraph" style:parent-style-name="Standard">
      <style:text-properties style:font-name="Times" fo:font-size="12.0pt" fo:color="#000000"/>
    </style:style>
    <style:style style:name="P6" style:family="paragraph" style:parent-style-name="Standard">
      <style:paragraph-properties fo:margin-bottom="0.0972in"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/>
    </style:style>
    <style:style style:name="P7" style:family="paragraph" style:parent-style-name="Standard">
      <style:paragraph-properties fo:margin-bottom="0.0972in" fo:line-height="115%"/>
      <style:text-properties style:font-name="Times" fo:font-size="12.0pt"/>
    </style:style>
    <style:style style:name="P8" style:family="paragraph" style:parent-style-name="Standard">
      <style:paragraph-properties fo:line-height="120%"/>
      <style:text-properties style:font-name="Times" fo:font-size="12.0pt" fo:color="#000000"/>
    </style:style>
    <style:style style:name="P9" style:family="paragraph" style:parent-style-name="Standard">
      <style:paragraph-properties fo:margin-bottom="0.0972in" fo:line-height="115%"/>
      <style:text-properties style:font-name="Times" fo:font-size="13.0pt" fo:color="#000000"/>
    </style:style>
    <style:style style:name="P10" style:family="paragraph" style:parent-style-name="Standard">
      <style:paragraph-properties fo:line-height="120%"/>
      <style:text-properties style:font-name="Times" fo:font-size="12.0pt"/>
    </style:style>
    <style:style style:name="P11" style:family="paragraph" style:parent-style-name="Standard">
      <style:paragraph-properties fo:margin-left="0.5000in" fo:text-indent="-0.5000in" fo:line-height="120%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12" style:family="paragraph" style:parent-style-name="Standard">
      <style:paragraph-properties fo:margin-left="0.5000in" fo:text-indent="-0.5000in" fo:line-height="120%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13" style:family="paragraph" style:parent-style-name="Standard">
      <style:paragraph-properties fo:margin-left="0.5000in" fo:text-indent="-0.5000in" fo:line-height="120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/>
    </style:style>
    <style:style style:name="P14" style:family="paragraph" style:parent-style-name="Standard">
      <style:paragraph-properties fo:margin-bottom="0.1390in" fo:line-height="138%"/>
      <style:text-properties style:font-name="Times" fo:font-size="11.0pt" fo:color="#000000"/>
    </style:style>
    <style:style style:name="P15" style:family="paragraph" style:parent-style-name="Standard">
      <style:paragraph-properties fo:margin-bottom="0.0972in" fo:line-height="115%"/>
      <style:text-properties style:font-name="Times" fo:font-size="12.0pt" fo:color="#000000"/>
    </style:style>
    <style:style style:name="P16" style:family="paragraph" style:parent-style-name="Standard">
      <style:paragraph-properties fo:margin-bottom="0.0972in" fo:line-height="115%"/>
      <style:text-properties style:font-name="Times" fo:font-size="14.0pt"/>
    </style:style>
    <style:style style:name="P17" style:family="paragraph" style:parent-style-name="Standard">
      <style:paragraph-properties fo:text-indent="-0.0398in" fo:line-height="120%"/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2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/>
      <text:p text:style-name="P1"><text:span text:style-name="T1">MONGO CRUD EXECUTIONS</text:span></text:p>
      <text:p text:style-name="P2"><text:span text:style-name="T1">NAME : Nishchal Nandagopal</text:span></text:p>
      <text:p text:style-name="P2"><text:span text:style-name="T1">USN : 1BM19CS105</text:span></text:p>
      <text:p text:style-name="P2"/>
      <text:p text:style-name="P2"/>
      <text:list text:style-name="L1">
        <text:list-item>
          <text:p text:style-name="P3"><text:span text:style-name="T1">CREATE DATABASE IN MONGODB.</text:span></text:p>
        </text:list-item>
      </text:list>
      <text:p text:style-name="P4"/>
      <text:p text:style-name="P4"/>
      <text:p text:style-name="P4"/>
      <text:p text:style-name="P4"/>
      <text:p text:style-name="P5"><text:span text:style-name="T1">2. CRUD (CREATE, READ, UPDATE, DELETE) OPERATIONS</text:span></text:p>
      <text:list text:style-name="L2">
        <text:list-item>
          <text:p text:style-name="P3">To create a collection by the name “Student”. Let us take a look at the collection list prior to the creation of the new collection “Student”.</text:p>
        </text:list-item>
      </text:list>
      <text:p text:style-name="P4"/>
      <text:p text:style-name="P4"/>
      <text:p text:style-name="P2"/>
      <text:p text:style-name="P2"/>
      <text:p text:style-name="P2"/>
      <text:list text:style-name="L2">
        <text:list-item>
          <text:p text:style-name="P3">Create a collection by the name “Students” and store the following data in it.</text:p>
        </text:list-item>
      </text:list>
      <text:p text:style-name="P4"/>
      <text:p text:style-name="P5"><text:tab/><text:tab/><text:tab/></text:p>
      <text:p text:style-name="P2"/>
      <text:p text:style-name="P2"/>
      <text:p text:style-name="P2"/>
      <text:list text:style-name="L2">
        <text:list-item>
          <text:p text:style-name="P3">FIND METHOD</text:p>
        </text:list-item>
        <text:list-item>
          <text:p text:style-name="P6">A. To search for documents from the “Students” collection based on certain search criteria.</text:p>
        </text:list-item>
      </text:list>
      <text:p text:style-name="P7"/>
      <text:p text:style-name="P8">B. To display only the StudName and Grade from all the documents of the Students collection. The identifier_id should be suppressed and NOT displayed.</text:p>
      <text:p text:style-name="P8"/>
      <text:p text:style-name="P8"/>
      <text:p text:style-name="P8">C. To find those documents where the Grade is set to ‘VII’</text:p>
      <text:p text:style-name="P7"/>
      <text:p text:style-name="P7"/>
      <text:p text:style-name="P8">D. To find those documents from the Students collection where the Hobbies is set to either ‘singing’ or is set to ‘Skating’.</text:p>
      <text:p text:style-name="P8"/>
      <text:p text:style-name="P8"/>
      <text:p text:style-name="P7"/>
      <text:p text:style-name="P8">E. To find documents from the Students collection where the StudName begins with “R”.</text:p>
      <text:p text:style-name="P7"/>
      <text:p text:style-name="P4"/>
      <text:p text:style-name="P8">F. To find documents from the Students collection where the StudNamehas an “a” in any position.</text:p>
      <text:p text:style-name="P8"/>
      <text:p text:style-name="P8"/>
      <text:p text:style-name="P8"/>
      <text:p text:style-name="P8">G. To find the number of documents in the Students collection.</text:p>
      <text:p text:style-name="P8"/>
      <text:p text:style-name="P7"><text:line-break/></text:p>
      <text:p text:style-name="P8">H. To sort the documents from the Students collection in the descending order of StudName.</text:p>
      <text:p text:style-name="P7"/>
      <text:p text:style-name="P7"/>
      <text:p text:style-name="P9"><text:span text:style-name="T1">3.</text:span>Save Method :</text:p>
      <text:p text:style-name="P8">Save() method will insert a new document, if the document with the _id does not exist. If it exists it will replace the exisiting document.</text:p>
      <text:p text:style-name="P10"/>
      <text:p text:style-name="P10"/>
      <text:p text:style-name="P10"/>
      <text:p text:style-name="P8">Add a new field to existing Document:</text:p>
      <text:p text:style-name="P7"/>
      <text:p text:style-name="P7"/>
      <text:list text:style-name="L1">
        <text:list-item>
          <text:p text:style-name="P11">Remove the field in an existing Document</text:p>
        </text:list-item>
      </text:list>
      <text:p text:style-name="P7"/>
      <text:list text:style-name="L1">
        <text:list-item>
          <text:p text:style-name="P12"/>
        </text:list-item>
        <text:list-item>
          <text:p text:style-name="P13">Finding Document based on search criteria suppressing few fields</text:p>
        </text:list-item>
      </text:list>
      <text:p text:style-name="P7"/>
      <text:p text:style-name="P7"/>
      <text:p text:style-name="P14">To find those documents where the Grade is not set to ‘VII’</text:p>
      <text:p text:style-name="P5"/>
      <text:p text:style-name="P5">To find documents from the Students collection where the StudName ends with n.</text:p>
      <text:p text:style-name="P5"/>
      <text:p text:style-name="P5"/>
      <text:p text:style-name="P15">to set a particular field value to NULL</text:p>
      <text:p text:style-name="P5"/>
      <text:p text:style-name="P5"/>
      <text:p text:style-name="P5"/>
      <text:p text:style-name="P15">Count  the number of documents in Student Collections</text:p>
      <text:p text:style-name="P7"/>
      <text:p text:style-name="P7"><text:line-break/></text:p>
      <text:p text:style-name="P15">Count  the number  of documents in Student Collections with grade :VII</text:p>
      <text:p text:style-name="P7"/>
      <text:p text:style-name="P7"/>
      <text:p text:style-name="P7"/>
      <text:p text:style-name="P7"/>
      <text:p text:style-name="P16"><text:span text:style-name="T1">food database using mongodb</text:span></text:p>
      <text:p text:style-name="P7"/>
      <text:p text:style-name="P5">Create a collection by name “food” and add to each document add a “fruits” array</text:p>
      <text:p text:style-name="P5"/>
      <text:p text:style-name="P5"/>
      <text:p text:style-name="P5"/>
      <text:p text:style-name="P15">To find those documents from the “food” collection which has the “fruits array” constitute of “grapes”, “mango” and “apple”.</text:p>
      <text:p text:style-name="P15"/>
      <text:p text:style-name="P7"/>
      <text:p text:style-name="P17"/>
      <text:p text:style-name="P8">To find all the documets from the food collection which have elements mango and grapes in the array “fruits”</text:p>
      <text:p text:style-name="P7"/>
      <text:p text:style-name="P7"/>
      <text:p text:style-name="P8">update on Array:</text:p>
      <text:p text:style-name="P8">using particular id replace the element present in the 1st index position of the fruits array with apple</text:p>
      <text:p text:style-name="P10"/>
      <text:p text:style-name="P10"/>
      <text:p text:style-name="P10"/>
      <text:p text:style-name="P7"><text:line-break/><text:line-break/></text:p>
      <text:p text:style-name="P7"><text:line-break/><text:line-break/></text:p>
      <text:p text:style-name="P5"/>
      <text:p text:style-name="P7"><text:line-break/></text:p>
      <text:p text:style-name="P7"><text:line-break/><text:line-break/></text:p>
      <text:p text:style-name="P7"><text:line-break/><text:line-break/><text:line-break/></text:p>
      <text:p text:style-name="P7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7</meta:generator>
  </office:meta>
</office:document-meta>
</file>